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cm" fo:margin-bottom="0cm" loext:contextual-spacing="false" fo:line-height="150%" fo:text-align="center" style:justify-single-word="false" style:writing-mode="page"/>
      <style:text-properties officeooo:paragraph-rsid="002699d7"/>
    </style:style>
    <style:style style:name="P2" style:family="paragraph" style:parent-style-name="Text_20_body">
      <style:paragraph-properties fo:margin-top="0cm" fo:margin-bottom="0cm" loext:contextual-spacing="false" fo:line-height="150%" style:writing-mode="page"/>
      <style:text-properties officeooo:paragraph-rsid="002699d7"/>
    </style:style>
    <style:style style:name="T1" style:family="text">
      <style:text-properties fo:font-weight="bold" style:font-weight-asian="bold" style:font-weight-complex="bold"/>
    </style:style>
    <style:style style:name="T2" style:family="text">
      <style:text-properties officeooo:rsid="0049f46f"/>
    </style:style>
    <style:style style:name="T3" style:family="text">
      <style:text-properties officeooo:rsid="00205a5e"/>
    </style:style>
    <style:style style:name="T4" style:family="text">
      <style:text-properties officeooo:rsid="004a840e"/>
    </style:style>
    <style:style style:name="T5" style:family="text">
      <style:text-properties officeooo:rsid="002246d9"/>
    </style:style>
    <style:style style:name="T6" style:family="text">
      <style:text-properties officeooo:rsid="004b26a4"/>
    </style:style>
    <style:style style:name="T7" style:family="text">
      <style:text-properties officeooo:rsid="00370518"/>
    </style:style>
    <style:style style:name="T8" style:family="text">
      <style:text-properties officeooo:rsid="00237616"/>
    </style:style>
    <style:style style:name="T9" style:family="text">
      <style:text-properties officeooo:rsid="002380de"/>
    </style:style>
    <style:style style:name="T10" style:family="text">
      <style:text-properties officeooo:rsid="0024b07e"/>
    </style:style>
    <style:style style:name="T11" style:family="text">
      <style:text-properties officeooo:rsid="00395907"/>
    </style:style>
    <style:style style:name="T12" style:family="text">
      <style:text-properties officeooo:rsid="004bb659"/>
    </style:style>
    <style:style style:name="T13" style:family="text">
      <style:text-properties officeooo:rsid="003b1bb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Ellan</text:span> taumelte. Sie hörte <text:span text:style-name="T1">Mariel</text:span>s Stimme in der Ferne. Viel zu weit in der Ferne. Panisch versuchte sie, sich in dem Durcheinander zu orientieren. Sie begriff nicht, was die <text:span text:style-name="T1">Weißröcke</text:span> hier überhaupt taten, hier war doch nichts. Nur Verletzte und Kranke, Frauen, Kinder, Greise <text:span text:style-name="T2">–</text:span> eine Flüchtlingssiedlung, die den Rebellen, die sie mit Nahrung und Decken versorgten, <text:span text:style-name="T3">nur zur Last fiel</text:span>. Sie <text:span text:style-name="T3">selbst hätte überhaupt nicht hier sein sollen und </text:span>jetzt war sie mitten in einer Schlacht, und ihre Tochter war irgendwo in <text:span text:style-name="T3">diesem</text:span> Chaos aus fliehenden Rebellen und mordenden Weißröcken verschwunden.</text:p>
      <text:p text:style-name="P2"/>
      <text:p text:style-name="P2"><text:bookmark text:name="bookmark-9"/>„Mariel?“, rief Ellan und duckte sich unter dem Schwert eines Weißrocks hindurch. Mit ihrem Stab fuhr sie ihm zwischen die Füße, brachte ihn zu Fall und rannte weiter, ohne sich noch einmal nach ihm umzudrehen, in die Richtung, aus der sie die helle Kinderstimme gehört zu haben glaubte.</text:p>
      <text:p text:style-name="P2"/>
      <text:p text:style-name="P2"><text:bookmark text:name="bookmark-11"/>„Mariel?“ Tränen traten ihr in die Augen und raubten ihr die Sicht. Fast wäre sie in zwei Offiziere der Magierarmee hineingerannt, doch einer der Rebellen zog sie gerade noch rechtzeitig in einen Seitengang der Höhle, in dem nicht gekämpft wurde.</text:p>
      <text:p text:style-name="P2"/>
      <text:p text:style-name="P2"><text:bookmark text:name="bookmark-13"/>„Du musst hier raus, Ellan! Wir lassen die Höhle einstürzen, sobald die meisten von uns raus sind“, erklärte er eilig und zerrte sie mit sich.</text:p>
      <text:p text:style-name="P2"/>
      <text:p text:style-name="P2"><text:bookmark text:name="bookmark-15"/>„Nein!“, rief sie und schüttelte seinen Griff ab. „Ich kann nicht, meine Tochter ist noch da drin.“</text:p>
      <text:p text:style-name="P2"/>
      <text:p text:style-name="P2"><text:bookmark text:name="bookmark-17"/>Ellan riss sich los und drängte gegen den Strom der Fliehenden an. Der Mann rief ihr noch etwas nach, doch sie <text:span text:style-name="T3">hörte nicht mehr hin</text:span>.</text:p>
      <text:p text:style-name="P2"/>
      <text:p text:style-name="P2"><text:bookmark text:name="bookmark-19"/>Sie drückte sich an den Reihen der kämpfenden Nachhut vorbei, stieg über Leichen und stöhnende Verletzte, bei denen sie sich zurückhalten musste, um nicht zu helfen. Man beachtete sie kaum; sie war unbewaffnet und in dem schwarzen Gewand einer Heilerin <text:span text:style-name="T3">auch </text:span>fast unsichtbar.</text:p>
      <text:p text:style-name="P2"/>
      <text:p text:style-name="P2"><text:bookmark text:name="bookmark-21"/>Die Rebellen, die die Höhlen kannten, hatten den taktischen Vorteil. Sie hatten die ihnen zahlenmäßig weit überlegenen Weißröcke in das labyrinthartige Zentrum des Felsendoms gelockt und versperrten ihnen nun die Ausgänge, doch die Armee der Magier war nicht nur größer, sondern auch besser bewaffnet und erheblich besser gerüstet. Die Rebellen waren ihnen hoffnungslos unterlegen.</text:p>
      <text:p text:style-name="P2"/>
      <text:p text:style-name="P2"><text:bookmark text:name="bookmark-23"/><text:soft-page-break/>Ellan rief erneut nach ihrer Tochter und bekam endlich eine Antwort. Ein spitzer Schrei, der erstarb, als hätte jemand das Kind gepackt oder …</text:p>
      <text:p text:style-name="P2"/>
      <text:p text:style-name="P2"><text:bookmark text:name="bookmark-25"/>Ellan verbot es sich, diesen Gedanken zu Ende zu führen, rempelte einen der Weißröcke von hinten an und stieß ihn in die Klinge eines Rebellen, drängte auf die andere Seite des Tunnels, ihren Stab als Deckung nutzend, sprang in eine seitliche Abzweigung und lief die wenigen <text:span text:style-name="T4">Stufen</text:span> hinab, inbrünstig darum betend, die Richtung, aus der der Ruf ihrer Tochter gekommen war, richtig erkannt zu haben.</text:p>
      <text:p text:style-name="P2"/>
      <text:p text:style-name="P2"><text:bookmark text:name="bookmark-27"/>Sie bog um eine Ecke und stieß mit dem breiten, <text:span text:style-name="T4">in</text:span> weiße<text:span text:style-name="T4">n</text:span> Stoff <text:span text:style-name="T4">gehüllten</text:span> Rücken eines Soldaten zusammen. Der Mann schwankte nicht einmal. Sein Arm lag wie ein Schraubstock um das strampelnde Kind.</text:p>
      <text:p text:style-name="P2"/>
      <text:p text:style-name="P2"><text:bookmark text:name="bookmark-29"/>„Lass sie los!“, brüllte Ellan und schlug mit dem Stab gegen seinen Helm, der wie eine dumpfe Glocke nachhallte, doch der Mann zeigte keinerlei Reaktion, sondern bemühte sich weiter, Mariels strampelnde Beine zu fixieren.</text:p>
      <text:p text:style-name="P2"/>
      <text:p text:style-name="P2"><text:bookmark text:name="bookmark-31"/>Im Schein der Blendlaterne, die die kleine, als Wohnraum eingerichtet<text:span text:style-name="T5">e Kaverne erhellte</text:span>, erkannte Ellan die seelenlosen Augen hinter dem Visier. Sie konnte nicht auf Mitleid hoffen, denn dieser Mann war zu keiner derartigen Empfindung mehr fähig. Entschlossen hob Ellan ihren Stab, setzte ihn rasch am Schlitz des Rüstmantels an und stieß die stumpfe Waffe zwischen die Rüstungsteile. Dann nutzte sie die Hebelwirkung, um dem Mann seine eigene Beinschiene mit der scharfen Kante ins Fleisch zu rammen.</text:p>
      <text:p text:style-name="P2"/>
      <text:p text:style-name="P2"><text:bookmark text:name="bookmark-33"/>Er schrie auf, ließ Mariel los und sank kurz auf ein Knie, doch selbst ein aufgerissener Oberschenkel und eine durchtrennte Schlagader konnten einen Weißrock nicht aufhalten. Blut rann über sein Bein, und sein Tod war wohl unausweichlich, doch das störte die Tötungsmaschine in Menschengestalt nicht. Er zog sein Schwert, doch nicht vor Wut, sondern langsam und aus Berechnung. Die Bedingungen hatten sich geändert. Ellan hatte Widerstand geleistet. Für einen solchen Fall gab es andere Befehle, es bedeutete, dass der Mann nun töten würde.</text:p>
      <text:p text:style-name="P2"/>
      <text:p text:style-name="P2"><text:bookmark text:name="bookmark-35"/>Ellan zog <text:span text:style-name="T4">Mariel</text:span> aus der Reichweite des Soldaten und hinter sich, in eine trügerische Sicherheit. Doch sie kam nicht mehr rechtzeitig wieder auf die Beine. Das Schwert sauste herab, und Ellan hielt dem Hieb im letzten Moment ihren Stab entgegen. Die leichte Waffe zerbrach sofort, lenkte die Klinge jedoch ab und verschaffte Ellan dadurch den Bruchteil eines Augenblicks, in dem sie <text:soft-page-break/>erkannte, dass das Rüstungsstück noch immer in der Wunde steckte, die Blutung verminderte und dem Soldaten so die Zeit gab, erneut auszuholen und sie und ihre Tochter zu erschlagen.</text:p>
      <text:p text:style-name="P2"/>
      <text:p text:style-name="P2"><text:bookmark text:name="bookmark-37"/>Mariel weinte und klammerte sich an Ellans Rücken, und Ellan schloss die Augen.</text:p>
      <text:p text:style-name="P2"/>
      <text:p text:style-name="P2"><text:bookmark text:name="bookmark-39"/>„Halt!“, rief eine Stimme. Ellan riss die Augen wieder auf, als der tödliche Streich tatsächlich ausblieb.</text:p>
      <text:p text:style-name="P2"/>
      <text:p text:style-name="P2"><text:bookmark text:name="bookmark-41"/>Ein Magier stand mit erhobenem Arm auf der Treppe <text:span text:style-name="T5">und wirkte irgendwie überrascht, der Soldat hatte, wie eine Statue, mitten in der Bewegung inne gehalten.</text:span></text:p>
      <text:p text:style-name="P2"/>
      <text:p text:style-name="P2"><text:bookmark text:name="bookmark-43"/>Etwas grollte, und Ellan schloss ihre Tochter in die Arme, beugte sich in einem <text:span text:style-name="T4">erneut </text:span>sinnlosen Versuch, sie zu schützen, über sie und flüsterte eine Entschuldigung in das Ohr des verängstigten Kindes. Dann stürzte der Berg über ihnen zusammen.</text:p>
      <text:p text:style-name="P2"><text:bookmark text:name="bookmark-44"/><text:bookmark text:name="bookmark-45"/></text:p>
      <text:p text:style-name="P1">oOo</text:p>
      <text:p text:style-name="P2"/>
      <text:p text:style-name="P2"><text:bookmark text:name="bookmark-47"/>Der Boden unter Gregors Füßen begann zu zittern, eine Druckwelle warf ihn vorwärts und etwas Schweres schlug ihm die Beine weg. Er stürzte, und in seinem Unterschenkel explodierte fürchterlicher Schmerz. Als er den Staub von der Decke rieseln sah, begriff er, was passierte. Statt nach seinem Bein zu greifen, hob er die Hände zu dem mächtigsten Schutzzauber, den er jemals gewirkt hatte. Sein ganzes Können und seine gesamte Kraft darauf konzentrierend, stützte er die Decke des kleinen Raums, drückte gegen die Wände, versiegelte sich bildende Risse. Er glaubte, schreien zu müssen, so sehr zerrte die Anstrengung an seinem ganzen Körper, und das <text:span text:style-name="T6">schmerzende</text:span> Bein störte auch noch seine Konzentration. Die Erschütterungen ließen nicht nach, noch immer bebte der Berg und immer noch wollte das Gestein um ihn herum bersten und tat es nur deshalb nicht, weil Gregors Wille es unterband.</text:p>
      <text:p text:style-name="P2"/>
      <text:p text:style-name="P2"><text:bookmark text:name="bookmark-49"/>Neben ihm sank der Weißrock zu Boden, in eine<text:span text:style-name="T7">r</text:span> Lache aus Blut. Das Kind hinter ihm weinte, gedämpft durch die Arme der Mutter, die ver<text:span text:style-name="T5">z</text:span>weifelt versuchte, es zu schützen. Er würde die Explosion nicht aufhalten können, er war nicht in der Lage, einen ganzen Berg zu stützen. Er würde hier sterben. Als ihm dieser Gedanke kam, krampfte sich etwas in ihm zusammen. Nein! Er würde nicht sterben. Nicht hier, nicht so. Er griff nach dem Arm des sterbenden Soldaten, riss ihm den Handschuh herunter und bohrte ihm die Fingernägel ins Handgelenk.</text:p>
      <text:p text:style-name="P2"/>
      <text:p text:style-name="P2"><text:bookmark text:name="bookmark-51"/><text:soft-page-break/>Der Soldat wehrte sich nicht, gab nicht einmal einen Schmerzenslaut von sich. Gregor tastete nach dem <text:span text:style-name="T6">magischen </text:span>Salz <text:span text:style-name="T5">in den Adern des Mannes</text:span>, bemächtigte sich der darin gespeicherten Kraft und zerrte sie geradezu brutal aus dem <text:span text:style-name="T5">Soldaten</text:span> heraus. Dann jagte er die Magie in den Schutzzauber, der die Kraft der Explosion von der kleinen Kammer fernhielt.</text:p>
      <text:p text:style-name="P2"/>
      <text:p text:style-name="P2"><text:bookmark text:name="bookmark-53"/>Als er wieder zu Bewusstsein kam, <text:span text:style-name="T8">lehnte er an der Wand dem Eingang gegenüber und wunderte sich, wie er dorthin gekommen war. Die Frau hielt ihm eine Schale mit Wasser an die Lippen und ließ ihn einen Schluck trinken.</text:span></text:p>
      <text:p text:style-name="P2"/>
      <text:p text:style-name="P2">Sie hockte vor ihm und wartete, bis er wieder ganz bei sich war. Dann hob sie seine Arme und wickelte die Enden eines Gürtels um seine Hände. Der Gürtel war seinerseits durch eine in die Felswand geschlagene Öse gezogen.</text:p>
      <text:p text:style-name="P2"/>
      <text:p text:style-name="P2"><text:bookmark text:name="bookmark-63"/>„Haltet Euch gut fest“, erklärte sie und schob ihm ein Stück Holz zwischen die Zähne. „Und hier draufbeißen. Versucht, nicht ohnmächtig zu werden, sonst muss ich Euch fesseln.“</text:p>
      <text:p text:style-name="P2"><text:bookmark text:name="bookmark-64"/>Gregor war zu perplex, um zu widersprechen. <text:span text:style-name="T9">Sie wandte sich seinem blutüberströmten Bein zu, und er stellte mit aufsteigender Übelkeit fest</text:span>, dass die bizarre Spitze, die aus seinem Hosenbein ragte, sein eigener Knochen war. <text:span text:style-name="T9">Als sie den </text:span>Stoff <text:span text:style-name="T9">aufriss, musste er wegsehen. Die Frau winkelte</text:span> sein unverletztes Bein an und stemmte sich mit einem Fuß dagegen.</text:p>
      <text:p text:style-name="P2"/>
      <text:p text:style-name="P2">„<text:span text:style-name="T9">Ich kann nicht glauben, dass ich einem Magier helfe“, murmelte sie, sah ihm in die Augen und zog</text:span> <text:span text:style-name="T9">ohne Vorwarnung </text:span>an dem gebrochenen Knochen. Seine Fingernägel gruben sich in das Leder des Gürtels, er hörte seine Zähne über das Holz knirschen, und der Schmerz fuhr ihm wie ein Speer vom Bein über die Wirbelsäule bis in den Schädel. Er wünschte sich die Ohnmacht, aber wie verflucht blieb er diesmal bei Bewusstsein und bildete sich sogar ein, das „Plop“, mit dem sein Knochen wieder ins Fleisch drang, zu hören.</text:p>
      <text:p text:style-name="P2"/>
      <text:p text:style-name="P2"><text:bookmark text:name="bookmark-66"/>Die Frau drückte einen Verband, den sie aus dem Waffenrock des Soldaten gefertigt hatte, auf die nun kräftig blutende Wunde, presste die metallene Schiene darauf und schnürte sie mit Lederriemen fest. Gregor spuckte das Holzstück aus und schrie, um seine Lungen dazu zu bringen, sich wieder zu weiten. Vor seinen Augen schwirrten farbige Punkte, und jede einzelne Pore seines Körpers weitete sich unter einer Hitzewelle.</text:p>
      <text:p text:style-name="P2"/>
      <text:p text:style-name="P2"><text:bookmark text:name="bookmark-68"/>Er fluchte, und wurde er mit einem bösen „Psst!“ angefahren. Er sah zu dem Kind hinüber: Es grinste.</text:p>
      <text:p text:style-name="P2"><text:soft-page-break/></text:p>
      <text:p text:style-name="P2">„Wie <text:span text:style-name="T10">hattet ihr vor</text:span>, hier wieder raus<text:span text:style-name="T7">zu</text:span>kommen?“, fragte <text:span text:style-name="T6">die Frau</text:span> <text:span text:style-name="T10">nach einer Weile </text:span>garstig. </text:p>
      <text:p text:style-name="P2"/>
      <text:p text:style-name="P2"><text:bookmark text:name="bookmark-57"/>„Ich habe mich recht spontan entschieden, nicht erschlagen werden zu wollen“, antwortete er <text:span text:style-name="T10">und versuchte, </text:span>die Schmerzen wegzuatmen, um einen klaren Gedanken fassen zu können.</text:p>
      <text:p text:style-name="P2"/>
      <text:p text:style-name="P2">Schwer atmend setzte er sich auf, überzeugt, <text:span text:style-name="T11">er würde </text:span>vor Schwäche sofort umfallen. Eine seltsame Trockenheit machte sich in seiner Kehle breit und ließ ihn husten. Die Frau reichte ihm Wasser, doch das konnte die Trockenheit nicht vertreiben, und während Gregor die schillernden Fäden <text:span text:style-name="T12">aus Magie</text:span> beobachtete, die wie fliehende Würmer aus seinem Bein strömten, kam ihm ein Verdacht, wieso nicht. Er hustete erneut, würgte fast, ehe er das unangenehme Gefühl <text:span text:style-name="T12">völlig ausgetrocknet zu sein </text:span>in den Griff bekam. Wie die Dinge standen, würde es so schnell nicht vergehen.</text:p>
      <text:p text:style-name="P2"/>
      <text:p text:style-name="P2"><text:bookmark text:name="bookmark-72"/>„Wer seid Ihr?“</text:p>
      <text:p text:style-name="P2"/>
      <text:p text:style-name="P2"><text:bookmark text:name="bookmark-74"/>„Ellan“, antwortete sie trocken und wischte sich die blutigen Hände an der dunklen Schürze ab.</text:p>
      <text:p text:style-name="P2"/>
      <text:p text:style-name="P2"><text:bookmark text:name="bookmark-76"/>Er nickte ihr zu, <text:span text:style-name="T11">die Dankbarkeit, die er ihr schuldete, noch nicht richtig empfindend.</text:span></text:p>
      <text:p text:style-name="P2"/>
      <text:p text:style-name="P2"><text:bookmark text:name="bookmark-78"/>„Ich bin ...“, begann er, doch Ellan unterbrach ihn.</text:p>
      <text:p text:style-name="P2"/>
      <text:p text:style-name="P2"><text:bookmark text:name="bookmark-80"/>„Gregor Fachhauser, der Rebellenjäger. Ich weiß.“</text:p>
      <text:p text:style-name="P2"/>
      <text:p text:style-name="P2"><text:bookmark text:name="bookmark-82"/>In ihrer Stimme lag Spott, und Gregor war sich nicht sicher, ob der ihm oder ihr selbst galt. Ellan trat zu dem Mädchen und nahm sie tröstend in den Arm. Zusammen wirkten sie noch dürrer und unglaublich verloren.</text:p>
      <text:p text:style-name="P2"/>
      <text:p text:style-name="P2"><text:bookmark text:name="bookmark-84"/>Er sah sich um. Er hatte die kleine, aus dem Stein geschlagene Wohnkammer daran gehindert einzustürzen, doch der schmale Zugang war nun von Geröll versperrt. Sie waren in der kleinen Blase aus magisch verstärktem Stein gefangen.</text:p>
      <text:p text:style-name="P2"/>
      <text:p text:style-name="P2"><text:bookmark text:name="bookmark-86"/>Er verstand Ellans Angst. Sein Zauber hatte sie keineswegs gerettet, er hatte einen schnellen Tod durch herabstürzende Felsen gegen langsames Ersticken eingetauscht. Sicherlich nicht das beste Geschäft seines Lebens. Das Licht flackerte, dann zischte etwas, und es wurde stockfinster. Das Kind fiepte leise, und Ellan versuchte, es mit <text:span text:style-name="T12">sanfter</text:span> Stimme zu beruhigen.</text:p>
      <text:p text:style-name="P2"><text:soft-page-break/></text:p>
      <text:p text:style-name="P2"><text:bookmark text:name="bookmark-88"/>„Das war die einzige Kerze“, erklärte sie dann <text:span text:style-name="T11">aus dem </text:span>Nichts <text:span text:style-name="T10">heraus</text:span>, und er nickte, <text:span text:style-name="T11">ohne zu</text:span> bedenken, dass sie es nicht sehen konnte. Dann hob er die Hand und erschuf eine winzige Kugel aus Licht. Der Zauber brannte in seinen Fingerspitzen, <text:span text:style-name="T12">strengte ihn schier unendlich an</text:span>, und obwohl er es versuchte, wurde das Licht nicht größer. Bitter lächelnd schob er das kleine Lichtchen, das wie ein winziges Glühwürmchen zitterte, zu dem Mädchen. Es reichte gerade so aus, um es dem Kind zu ermöglichen, die Hände seiner Mutter zu sehen.</text:p>
      <text:p text:style-name="P2"/>
      <text:p text:style-name="P2"><text:bookmark text:name="bookmark-90"/>„Es tut mir leid“, sagte er dann, lehnte den Kopf gegen den Felsen und versuchte, die Schmerzen in seinem Bein zu ignorieren.</text:p>
      <text:p text:style-name="P2"/>
      <text:p text:style-name="P2"><text:bookmark text:name="bookmark-92"/>„Was tut Euch leid? Dass Ihr uns hier eingesperrt habt, oder dass <text:span text:style-name="T11">I</text:span>hr eine Siedlung voller Frauen und Kinder angegriffen habt?“</text:p>
      <text:p text:style-name="P2"/>
      <text:p text:style-name="P2"><text:bookmark text:name="bookmark-94"/>Gregor antwortete nicht. Auch er war überrascht gewesen, was er in den Höhlen unter der Nordflanke des Gondheimpasses vorgefunden hatte. Seine Spione hatten von einem der größten Rebellenlager des Landes gesprochen, und in der Tat war es das erste Mal, dass sie eine derart umfassende Installation aufgespürt hatten. Doch statt einer Kaserne, statt Waffenlagern, statt unzähligen bewaffneten Männern, hatte er einen Haufen Frauen, Kinder, Alte und Versehrte vorgefunden. Sicherlich Rebellen, sicherlich ein Herd der Unruhe, aber keine Menschen, die man mit einer Armee von Weißröcken niederwerfen musste.</text:p>
      <text:p text:style-name="P2"/>
      <text:p text:style-name="P2"><text:bookmark text:name="bookmark-96"/>„Wir wollten einen Geheimgang bauen“, flüsterte das Mädchen plötzlich zu dem kleinen Lichtchen, das über ihren Fingern schwebte. „Hinter der Wand ist ein kleiner Bach, der in einem Wasserfall aus <text:span text:style-name="T12">aus dem Felsen</text:span> tritt. Wir sind den Lauf hochgeklettert und haben Teranque und Sebastian belauscht, wie sie hier rumgeknutscht haben.“ Das Mädchen kicherte.</text:p>
      <text:p text:style-name="P2"/>
      <text:p text:style-name="P2"><text:bookmark text:name="bookmark-98"/>„Wo, Mariel?“, fragte Ellan nach einem Moment der Überraschung. „Wo fließt der Bach entlang?“</text:p>
      <text:p text:style-name="P2"/>
      <text:p text:style-name="P2"><text:bookmark text:name="bookmark-100"/>Mariel löste sich aus der schützenden Umarmung und kroch zu einer kleinen Truhe, schob sie zur Seite und deutete auf einen Spalt in der Wand, hinter dem man nun, ohne das dämpfende Holz, das leise Rauschen von Wasser vernehmen konnte.</text:p>
      <text:p text:style-name="P2"/>
      <text:p text:style-name="P2"><text:bookmark text:name="bookmark-101"/>Gregor ließ das Lichtchen näher heranschweben. Der Spalt war kaum drei Hand breit und nicht hoch genug, um eine Faust hindurchzustecken.</text:p>
      <text:p text:style-name="P2"><text:soft-page-break/></text:p>
      <text:p text:style-name="P2"><text:bookmark text:name="bookmark-103"/>„Also doch nur verhungern, statt ersticken“, kommentierte er sarkastisch. Doch Ellan küsste ihre Tochter dankbar auf die Stirn und begann, sich an der Truhe zu schaffen zu machen. Darin befand sich reichlich Plunder: Stummel von Siegelwachs, Pergamentfetzen, Gra<text:span text:style-name="T13">ph</text:span>itreste, Korken, Schnüre. Schier begeistert begann Ellan, darin zu wühlen und mehr tastend als sehend etwas zusammenzubauen, das Gregor nicht erkennen konnte.</text:p>
      <text:p text:style-name="P2"/>
      <text:p text:style-name="P2"><text:bookmark text:name="bookmark-105"/>„Was erhofft Ihr Euch von diesem Spiel?“, fragte er nach einer Weile, um gegen den immer stärker auf ihn eindringenden Schlaf anzukämpfen.</text:p>
      <text:p text:style-name="P2"/>
      <text:p text:style-name="P2"><text:bookmark text:name="bookmark-107"/>„Ich hole uns Hilfe“, erklärte sie knapp.</text:p>
      <text:p text:style-name="P2"/>
      <text:p text:style-name="P2"><text:bookmark text:name="bookmark-109"/>„Wie?“, lachte er auf, „indem Ihr ein Schiffchen aus Korken und Pergament den Bach hinuntertreiben lasst?“</text:p>
      <text:p text:style-name="P2"/>
      <text:p text:style-name="P2"><text:bookmark text:name="bookmark-111"/>„Genau“, antwortete sie unbeeindruckt. Er schnaufte, und seine Augenlider wurden schw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8T11:42:28.411403121</meta:creation-date>
    <dc:date>2017-11-28T20:39:59.146894045</dc:date>
    <meta:editing-duration>PT36M28S</meta:editing-duration>
    <meta:editing-cycles>5</meta:editing-cycles>
    <meta:generator>LibreOffice/5.4.2.2.0$Linux_X86_64 LibreOffice_project/40m0$Build-2</meta:generator>
    <meta:document-statistic meta:table-count="0" meta:image-count="0" meta:object-count="0" meta:page-count="7" meta:paragraph-count="54" meta:word-count="2226" meta:character-count="13999" meta:non-whitespace-character-count="11825"/>
  </office:meta>
</office:document-meta>
</file>